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75cm" fo:min-width="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25cm" fo:min-width="3.2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8cm" svg:x="1.5cm" svg:y="5.75cm">
          <text:p text:style-name="P1"/>
          <text:p text:style-name="P1"/>
          <text:p text:style-name="P1"><text:s text:c="19"/>PB09</text:p>
          <text:p text:style-name="P1"/>
          <text:p text:style-name="P1"><text:s text:c="19"/>PB08</text:p>
          <text:p text:style-name="P1"/>
          <text:p text:style-name="P1"><text:s text:c="20"/>+5V</text:p>
          <text:p text:style-name="P1"/>
          <text:p text:style-name="P1"><text:s text:c="19"/>GND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5cm" svg:height="8cm" svg:x="22.75cm" svg:y="5.65cm">
          <text:p text:style-name="P3"><text:s/>PB09</text:p>
          <text:p text:style-name="P3"><text:s/></text:p>
          <text:p text:style-name="P3"><text:s/>PB08</text:p>
          <text:p text:style-name="P3"/>
          <text:p text:style-name="P3"><text:s/>+5V</text:p>
          <text:p text:style-name="P3"/>
          <text:p text:style-name="P3"><text:s/>G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5cm" svg:height="6.5cm" svg:x="8.5cm" svg:y="6.5cm">
          <text:p text:style-name="P1"/>
          <text:p text:style-name="P5">CTx</text:p>
          <text:p text:style-name="P5"/>
          <text:p text:style-name="P5">CRx</text:p>
          <text:p text:style-name="P5"/>
          <text:p text:style-name="P5">VCC</text:p>
          <text:p text:style-name="P5"/>
          <text:p text:style-name="P5">GN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5cm" svg:height="6.5cm" svg:x="17.5cm" svg:y="6.5cm">
          <text:p text:style-name="P1"/>
          <text:p text:style-name="P6">CTx</text:p>
          <text:p text:style-name="P6"/>
          <text:p text:style-name="P6">CRx</text:p>
          <text:p text:style-name="P6"/>
          <text:p text:style-name="P6">VCC</text:p>
          <text:p text:style-name="P6"/>
          <text:p text:style-name="P6">GND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7" draw:layer="layout" svg:x1="7cm" svg:y1="7.542cm" svg:x2="8.5cm" svg:y2="7.542cm">
          <text:p/>
        </draw:line>
        <draw:line draw:style-name="gr3" draw:text-style-name="P7" draw:layer="layout" svg:x1="7cm" svg:y1="9cm" svg:x2="8.5cm" svg:y2="9cm">
          <text:p/>
        </draw:line>
        <draw:line draw:style-name="gr3" draw:text-style-name="P7" draw:layer="layout" svg:x1="7cm" svg:y1="10.5cm" svg:x2="8.5cm" svg:y2="10.5cm">
          <text:p/>
        </draw:line>
        <draw:line draw:style-name="gr3" draw:text-style-name="P7" draw:layer="layout" svg:x1="7cm" svg:y1="11.75cm" svg:x2="8.5cm" svg:y2="11.75cm">
          <text:p/>
        </draw:line>
        <draw:line draw:style-name="gr3" draw:text-style-name="P7" draw:layer="layout" svg:x1="21.25cm" svg:y1="7.5cm" svg:x2="22.75cm" svg:y2="7.5cm">
          <text:p/>
        </draw:line>
        <draw:line draw:style-name="gr3" draw:text-style-name="P7" draw:layer="layout" svg:x1="21.25cm" svg:y1="9cm" svg:x2="22.75cm" svg:y2="9cm">
          <text:p/>
        </draw:line>
        <draw:line draw:style-name="gr3" draw:text-style-name="P7" draw:layer="layout" svg:x1="21.25cm" svg:y1="10.5cm" svg:x2="22.75cm" svg:y2="10.5cm">
          <text:p/>
        </draw:line>
        <draw:line draw:style-name="gr3" draw:text-style-name="P7" draw:layer="layout" svg:x1="21.25cm" svg:y1="11.75cm" svg:x2="22.75cm" svg:y2="11.75cm">
          <text:p/>
        </draw:line>
        <draw:line draw:style-name="gr4" draw:text-style-name="P7" draw:layer="layout" svg:x1="13.25cm" svg:y1="8.25cm" svg:x2="16.5cm" svg:y2="8.25cm">
          <text:p/>
        </draw:line>
        <draw:line draw:style-name="gr4" draw:text-style-name="P7" draw:layer="layout" svg:x1="13.25cm" svg:y1="9.5cm" svg:x2="16.5cm" svg:y2="9.5cm">
          <text:p/>
        </draw:line>
        <draw:line draw:style-name="gr4" draw:text-style-name="P7" draw:layer="layout" svg:x1="13.25cm" svg:y1="10.75cm" svg:x2="16.5cm" svg:y2="10.75cm">
          <text:p/>
        </draw:line>
        <draw:frame draw:style-name="gr5" draw:text-style-name="P9" draw:layer="layout" svg:width="3.25cm" svg:height="1.923cm" svg:x="8.75cm" svg:y="4.25cm">
          <draw:text-box>
            <text:p/>
            <text:p text:style-name="P8">CAN TX</text:p>
          </draw:text-box>
        </draw:frame>
        <draw:frame draw:style-name="gr5" draw:text-style-name="P9" draw:layer="layout" svg:width="3.25cm" svg:height="1.923cm" svg:x="17.75cm" svg:y="4.25cm">
          <draw:text-box>
            <text:p/>
            <text:p text:style-name="P8">CAN RX</text:p>
          </draw:text-box>
        </draw:frame>
        <draw:frame draw:style-name="gr6" draw:text-style-name="P10" draw:layer="layout" svg:width="4cm" svg:height="1.75cm" svg:x="2.5cm" svg:y="3.35cm">
          <draw:text-box>
            <text:p text:style-name="P8"/>
            <text:p text:style-name="P8">STM32</text:p>
          </draw:text-box>
        </draw:frame>
        <draw:frame draw:style-name="gr6" draw:text-style-name="P10" draw:layer="layout" svg:width="4cm" svg:height="1.75cm" svg:x="23.5cm" svg:y="3.25cm">
          <draw:text-box>
            <text:p text:style-name="P8"/>
            <text:p text:style-name="P8">STM32</text:p>
          </draw:text-box>
        </draw:frame>
        <draw:frame draw:style-name="gr7" draw:text-style-name="P10" draw:layer="layout" svg:width="4.25cm" svg:height="2.384cm" svg:x="12.75cm" svg:y="5.366cm">
          <draw:text-box>
            <text:p text:style-name="P8"/>
            <text:p text:style-name="P8">Twisted </text:p>
            <text:p text:style-name="P8">wire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24T07:09:30.763273717</meta:creation-date>
    <dc:date>2025-04-24T13:49:35.407670014</dc:date>
    <meta:editing-duration>PT12M54S</meta:editing-duration>
    <meta:editing-cycles>3</meta:editing-cycles>
    <meta:generator>LibreOffice/7.3.7.2$Linux_X86_64 LibreOffice_project/30$Build-2</meta:generator>
    <meta:document-statistic meta:object-count="20"/>
  </office:meta>
</office:document-meta>
</file>